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TypeGenerator.AxisTyp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xisTypeGenerator.getGenerator( PortType portType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Generator.getGenerator( Definition definition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Generator.getGenerator( Message message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Generator.getGenerator( Binding binding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Generator.generateTypes( String wsdl , String 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xisTypeGenerator.getGenerator( Service service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